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33.66mm"/>
    </style:style>
    <style:style style:name="co20" style:family="table-column">
      <style:table-column-properties fo:break-before="auto" style:column-width="157.39mm"/>
    </style:style>
    <style:style style:name="co21" style:family="table-column">
      <style:table-column-properties fo:break-before="auto" style:column-width="34.13mm"/>
    </style:style>
    <style:style style:name="co22" style:family="table-column">
      <style:table-column-properties fo:break-before="auto" style:column-width="30.85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0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39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6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39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39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39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3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0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0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42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2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2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3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3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43" style:family="table-cell" style:parent-style-name="Default">
      <style:table-cell-properties style:cell-protect="protected formula-hidden" style:print-content="true"/>
      <style:text-properties fo:font-size="15pt" style:font-size-asian="15pt" style:font-size-complex="15pt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7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83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52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2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33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3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3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54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56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4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5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60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1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3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03mm" svg:y="104.59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1mm" draw:z-index="2" draw:style-name="gr3" draw:text-style-name="P3" svg:width="34.51mm" svg:height="8.02mm" svg:x="10.94mm" svg:y="2.66mm" draw:control="control1"/>
          </table:table-cell>
          <table:table-cell table:number-columns-repeated="2"/>
          <table:table-cell>
            <draw:control table:end-cell-address="Aide.F15" table:end-x="14.98mm" table:end-y="1.24mm" draw:z-index="3" draw:style-name="gr3" draw:text-style-name="P3" svg:width="34.88mm" svg:height="9.2mm" svg:x="2.69mm" svg:y="2.6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OR([.$X$1];[.$X$2]);[$Données.N61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x-15)(x+22) = 0" calcext:value-type="string" table:number-columns-spanned="3" table:number-rows-spanned="1">
            <text:p>(x-15)(x+22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4]" office:value-type="string" office:string-value="Signe de (x+22)" calcext:value-type="string">
            <text:p>Signe de (x+22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5]" office:value-type="string" office:string-value="Signe de (x-15)" calcext:value-type="string">
            <text:p>Signe de (x-1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6]" office:value-type="string" office:string-value="Signe de (x-15)(x+22)" calcext:value-type="string">
            <text:p>Signe de (x-15)(x+22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x-15)(x+22) ≥ 0" calcext:value-type="string" table:number-columns-spanned="4" table:number-rows-spanned="1">
            <text:p>(x-15)(x+22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5]" office:value-type="string" office:string-value="Signe de (x+22)" calcext:value-type="string">
            <text:p>Signe de (x+22)</text:p>
          </table:table-cell>
          <table:table-cell table:style-name="ce122" table:formula="of:=IF(AND([.$X$1];[.$X$2]);[$Données.B44];&quot;&quot;)">
            <text:p/>
          </table:table-cell>
          <table:table-cell table:style-name="ce102" table:formula="of:=IF(AND([.$X$1];[.$X$2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);[Données.E44];&quot;&quot;)">
            <text:p/>
          </table:table-cell>
          <table:table-cell table:style-name="ce102" table:formula="of:=IF(AND([.$X$1];[.$X$2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6]" office:value-type="string" office:string-value="Signe de (x-15)" calcext:value-type="string">
            <text:p>Signe de (x-15)</text:p>
          </table:table-cell>
          <table:table-cell table:style-name="ce122" table:formula="of:=IF(AND([.$X$1];[.$X$2]);[$Données.B45];&quot;&quot;)">
            <text:p/>
          </table:table-cell>
          <table:table-cell table:style-name="ce102" table:formula="of:=IF(AND([.$X$1];[.$X$2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);[Données.E45];&quot;&quot;)">
            <text:p/>
          </table:table-cell>
          <table:table-cell table:style-name="ce102" table:formula="of:=IF(AND([.$X$1];[.$X$2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275" table:formula="of:=IF(ISBLANK([.V10]);&quot;&quot;;IF([.$X$1];IF([.V10]=[$Données.K57];1;0);&quot;&quot;))">
            <text:p/>
          </table:table-cell>
          <table:table-cell table:style-name="ce284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7]" office:value-type="string" office:string-value="Signe de (x-15)(x+22)" calcext:value-type="string">
            <text:p>Signe de (x-15)(x+22)</text:p>
          </table:table-cell>
          <table:table-cell table:style-name="ce122" table:formula="of:=IF(AND([.$X$1];[.$X$2]);[$Données.B46];&quot;&quot;)">
            <text:p/>
          </table:table-cell>
          <table:table-cell table:style-name="ce102" table:formula="of:=IF(AND([.$X$1];[.$X$2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);[Données.E46];&quot;&quot;)">
            <text:p/>
          </table:table-cell>
          <table:table-cell table:style-name="ce102" table:formula="of:=IF(AND([.$X$1];[.$X$2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5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90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-1) / (x-24) = 0" calcext:value-type="string" table:number-columns-spanned="3" table:number-rows-spanned="1">
            <text:p>(x-1) / (x-24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3]" office:value-type="string" office:string-value="(x-1)" calcext:value-type="string">
            <text:p>(x-1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4]" office:value-type="string" office:string-value="(x-24)" calcext:value-type="string">
            <text:p>(x-24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1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08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5]" office:value-type="string" office:string-value="Signe de (x-1) / (x-24)" calcext:value-type="string">
            <text:p>Signe de (x-1) / (x-24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3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09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5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-1) / (x-24) ≥ 0" calcext:value-type="string" table:number-columns-spanned="4" table:number-rows-spanned="1">
            <text:p>(x-1) / (x-24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5]" office:value-type="string" office:string-value="(x-1)" calcext:value-type="string">
            <text:p>(x-1)</text:p>
          </table:table-cell>
          <table:table-cell table:style-name="ce122" table:formula="of:=IF(AND([.$X$1];[.$X$2]);[Données.B73];&quot;&quot;)">
            <text:p/>
          </table:table-cell>
          <table:table-cell table:style-name="ce102" table:formula="of:=IF(AND([.$X$1];[.$X$2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);[Données.E73];&quot;&quot;)">
            <text:p/>
          </table:table-cell>
          <table:table-cell table:style-name="ce102" table:formula="of:=IF(AND([.$X$1];[.$X$2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6]" office:value-type="string" office:string-value="(x-24)" calcext:value-type="string">
            <text:p>(x-24)</text:p>
          </table:table-cell>
          <table:table-cell table:style-name="ce122" table:formula="of:=IF(AND([.$X$1];[.$X$2]);[Données.B74];&quot;&quot;)">
            <text:p/>
          </table:table-cell>
          <table:table-cell table:style-name="ce102" table:formula="of:=IF(AND([.$X$1];[.$X$2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4];&quot;&quot;)">
            <text:p/>
          </table:table-cell>
          <table:table-cell table:style-name="ce102" table:formula="of:=IF(AND([.$X$1];[.$X$2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0" table:formula="of:=IF(ISBLANK([.Q12]);&quot;&quot;;IF([.$X$1];IF([.Q12]=[$Données.F86];1;0);&quot;&quot;))">
            <text:p/>
          </table:table-cell>
          <table:table-cell table:style-name="ce315" table:formula="of:=IF(ISBLANK([.R12]);&quot;&quot;;IF([.$X$1];IF([.R12]=[$Données.G86];1;0);&quot;&quot;))">
            <text:p/>
          </table:table-cell>
          <table:table-cell table:style-name="ce321" table:formula="of:=IF(ISBLANK([.S12]);&quot;&quot;;IF([.$X$1];IF([.S12]=[$Données.H86];1;0);&quot;&quot;))">
            <text:p/>
          </table:table-cell>
          <table:table-cell table:style-name="ce324" table:formula="of:=IF(ISBLANK([.T12]);&quot;&quot;;IF([.$X$1];IF([.T12]=[$Données.I86];1;0);&quot;&quot;))">
            <text:p/>
          </table:table-cell>
          <table:table-cell table:style-name="ce326" table:formula="of:=IF(ISBLANK([.U12]);&quot;&quot;;IF([.$X$1];IF([.U12]=[$Données.J86];1;0);&quot;&quot;))">
            <text:p/>
          </table:table-cell>
          <table:table-cell table:style-name="ce328" table:formula="of:=IF(ISBLANK([.V12]);&quot;&quot;;IF([.$X$1];IF([.V12]=[$Données.K86];1;0);&quot;&quot;))">
            <text:p/>
          </table:table-cell>
          <table:table-cell table:style-name="ce330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x-1) / (x-24)" calcext:value-type="string">
            <text:p>Signe de (x-1) / (x-24)</text:p>
          </table:table-cell>
          <table:table-cell table:style-name="ce122" table:formula="of:=IF(AND([.$X$1];[.$X$2]);[Données.B75];&quot;&quot;)">
            <text:p/>
          </table:table-cell>
          <table:table-cell table:style-name="ce102" table:formula="of:=IF(AND([.$X$1];[.$X$2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5];&quot;&quot;)">
            <text:p/>
          </table:table-cell>
          <table:table-cell table:style-name="ce102" table:formula="of:=IF(AND([.$X$1];[.$X$2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2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2" table:formula="of:=IF(AND([.$X$1];[.$X$2]);[$Données.H87];&quot;&quot;)">
            <text:p/>
          </table:table-cell>
          <table:table-cell table:style-name="ce325" table:formula="of:=IF(AND([.$X$1];[.$X$2]);[$Données.I87];&quot;&quot;)">
            <text:p/>
          </table:table-cell>
          <table:table-cell table:style-name="ce327" table:formula="of:=IF(AND([.$X$1];[.$X$2]);[$Données.J87];&quot;&quot;)">
            <text:p/>
          </table:table-cell>
          <table:table-cell table:style-name="ce329" table:formula="of:=IF(AND([.$X$1];[.$X$2]);[$Données.K87];&quot;&quot;)">
            <text:p/>
          </table:table-cell>
          <table:table-cell table:style-name="ce331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7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5x-7)(-4x+5) = 0" calcext:value-type="string" table:number-columns-spanned="3" table:number-rows-spanned="1">
            <text:p>(5x-7)(-4x+5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1]" office:value-type="string" office:string-value="Signe de (5x-7)" calcext:value-type="string">
            <text:p>Signe de (5x-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2]" office:value-type="string" office:string-value="Signe de (-4x+5)" calcext:value-type="string">
            <text:p>Signe de (-4x+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3" table:formula="of:=IF(ISBLANK([.M5]);&quot;&quot;;IF([.$X$1];IF([.M5]=[$Données.B106];1;0);&quot;&quot;))">
            <text:p/>
          </table:table-cell>
          <table:table-cell table:style-name="ce360" table:formula="of:=IF(ISBLANK([.N5]);&quot;&quot;;IF([.$X$1];IF([.N5]=[$Données.F96];1;0);&quot;&quot;))">
            <text:p/>
          </table:table-cell>
          <table:table-cell table:style-name="ce366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3]" office:value-type="string" office:string-value="Signe de (5x-7)(-4x+5)" calcext:value-type="string">
            <text:p>Signe de (5x-7)(-4x+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67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00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00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5x-7)(-4x+5) &gt; 0" calcext:value-type="string" table:number-columns-spanned="4" table:number-rows-spanned="1">
            <text:p>(5x-7)(-4x+5) &g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391" table:formula="of:=[.A5]" office:value-type="string" office:string-value="Signe de (5x-7)" calcext:value-type="string">
            <text:p>Signe de (5x-7)</text:p>
          </table:table-cell>
          <table:table-cell table:style-name="ce75" table:formula="of:=IF(AND([.$X$1];[.$X$2]);[Données.B101];&quot;&quot;)">
            <text:p/>
          </table:table-cell>
          <table:table-cell table:style-name="ce345" table:formula="of:=IF(AND([.$X$1];[.$X$2]);[Données.C101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01];&quot;&quot;)">
            <text:p/>
          </table:table-cell>
          <table:table-cell table:style-name="ce345" table:formula="of:=IF(AND([.$X$1];[.$X$2]);[Données.F101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5" table:formula="of:=[.A6]" office:value-type="string" office:string-value="Signe de (-4x+5)" calcext:value-type="string">
            <text:p>Signe de (-4x+5)</text:p>
          </table:table-cell>
          <table:table-cell table:style-name="ce75" table:formula="of:=IF(AND([.$X$1];[.$X$2]);[Données.B102];&quot;&quot;)">
            <text:p/>
          </table:table-cell>
          <table:table-cell table:style-name="ce345" table:formula="of:=IF(AND([.$X$1];[.$X$2]);[Données.C102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02];&quot;&quot;)">
            <text:p/>
          </table:table-cell>
          <table:table-cell table:style-name="ce345" table:formula="of:=IF(AND([.$X$1];[.$X$2]);[Données.F102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68" table:formula="of:=IF(ISBLANK([.O10]);&quot;&quot;;IF([.$X$1];IF([.O10]=[$Données.D114];1;0);&quot;&quot;))">
            <text:p/>
          </table:table-cell>
          <table:table-cell table:style-name="ce375" table:formula="of:=IF(ISBLANK([.P10]);&quot;&quot;;IF([.$X$1];IF([.P10]=[$Données.E114];1;0);&quot;&quot;))">
            <text:p/>
          </table:table-cell>
          <table:table-cell table:style-name="ce380" table:formula="of:=IF(ISBLANK([.Q10]);&quot;&quot;;IF([.$X$1];IF([.Q10]=[$Données.F114];1;0);&quot;&quot;))">
            <text:p/>
          </table:table-cell>
          <table:table-cell table:style-name="ce383" table:formula="of:=IF(ISBLANK([.R10]);&quot;&quot;;IF([.$X$1];IF([.R10]=[$Données.G114];1;0);&quot;&quot;))">
            <text:p/>
          </table:table-cell>
          <table:table-cell table:style-name="ce387" table:formula="of:=IF(ISBLANK([.S10]);&quot;&quot;;IF([.$X$1];IF([.S10]=[$Données.H114];1;0);&quot;&quot;))">
            <text:p/>
          </table:table-cell>
          <table:table-cell table:style-name="ce390" table:formula="of:=IF(ISBLANK([.T10]);&quot;&quot;;IF([.$X$1];IF([.T10]=[$Données.I114];1;0);&quot;&quot;))">
            <text:p/>
          </table:table-cell>
          <table:table-cell table:style-name="ce393" table:formula="of:=IF(ISBLANK([.U10]);&quot;&quot;;IF([.$X$1];IF([.U10]=[$Données.J114];1;0);&quot;&quot;))">
            <text:p/>
          </table:table-cell>
          <table:table-cell table:style-name="ce395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5x-7)(-4x+5)" calcext:value-type="string">
            <text:p>Signe de (5x-7)(-4x+5)</text:p>
          </table:table-cell>
          <table:table-cell table:style-name="ce75" table:formula="of:=IF(AND([.$X$1];[.$X$2]);[Données.B103];&quot;&quot;)">
            <text:p/>
          </table:table-cell>
          <table:table-cell table:style-name="ce102" table:formula="of:=IF(AND([.$X$1];[.$X$2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);[Données.E103];&quot;&quot;)">
            <text:p/>
          </table:table-cell>
          <table:table-cell table:style-name="ce102" table:formula="of:=IF(AND([.$X$1];[.$X$2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69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1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394" table:formula="of:=IF(AND([.$X$1];[.$X$2]);[$Données.J115];&quot;&quot;)">
            <text:p/>
          </table:table-cell>
          <table:table-cell table:style-name="ce396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7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3" table:default-cell-style-name="ce41"/>
        <table:table-column table:style-name="co19" table:number-columns-repeated="11" table:default-cell-style-name="ce41"/>
        <table:table-column table:style-name="co6" table:default-cell-style-name="ce41"/>
        <table:table-column table:style-name="co1" table:number-columns-repeated="999" table:default-cell-style-name="ce41"/>
        <table:table-row table:style-name="ro7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-10x+7) / (-2x+1) = 0" calcext:value-type="string" table:number-columns-spanned="3" table:number-rows-spanned="1">
            <text:p>(-10x+7) / (-2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29]" office:value-type="string" office:string-value="Signe de (-10x+7)" calcext:value-type="string">
            <text:p>Signe de (-10x+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0]" office:value-type="string" office:string-value="Signe de (-2x+1)" calcext:value-type="string">
            <text:p>Signe de (-2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3" table:formula="of:=IF(ISBLANK([.M5]);&quot;&quot;;IF([.$X$1];IF([.M5]=[$Données.B134];1;0);&quot;&quot;))">
            <text:p/>
          </table:table-cell>
          <table:table-cell table:style-name="ce407" table:formula="of:=IF(ISBLANK([.N5]);&quot;&quot;;IF([.$X$1];IF([.N5]=[$Données.C134];1;0);&quot;&quot;))">
            <text:p/>
          </table:table-cell>
          <table:table-cell table:style-name="ce411" table:formula="of:=IF(ISBLANK([.O5]);&quot;&quot;;IF([.$X$1];IF([.O5]=[$Données.D134];1;0);&quot;&quot;))">
            <text:p/>
          </table:table-cell>
          <table:table-cell table:style-name="ce417" table:formula="of:=IF(ISBLANK([.P5]);&quot;&quot;;IF([.$X$1];IF([.P5]=[$Données.E134];1;0);&quot;&quot;))">
            <text:p/>
          </table:table-cell>
          <table:table-cell table:style-name="ce423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1]" office:value-type="string" office:string-value="Signe de (-10x+7) / (-2x+1)" calcext:value-type="string">
            <text:p>Signe de (-10x+7) / (-2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40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2"/>
          <table:table-cell table:style-name="ce443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28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28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-10x+7) / (-2x+1) &gt; 0" calcext:value-type="string" table:number-columns-spanned="3" table:number-rows-spanned="1">
            <text:p>(-10x+7) / (-2x+1) &g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7">
          <table:table-cell table:style-name="ce5" table:formula="of:=[.A5]" office:value-type="string" office:string-value="Signe de (-10x+7)" calcext:value-type="string">
            <text:p>Signe de (-10x+7)</text:p>
          </table:table-cell>
          <table:table-cell table:style-name="ce75" table:formula="of:=IF(AND([.$X$1];[.$X$2]);IF(SIGN(VLOOKUP([Données.O5];[Données.$B$3:.$N$32];2)*([Données.F124]-1)+VLOOKUP([Données.O5];[Données.$B$3:.$N$32];3))=1;&quot;+&quot;;&quot;-&quot;);&quot;&quot;)">
            <text:p/>
          </table:table-cell>
          <table:table-cell table:style-name="ce346" table:formula="of:=IF(AND([.$X$1];[.$X$2]);[Données.C129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29];&quot;&quot;)">
            <text:p/>
          </table:table-cell>
          <table:table-cell table:style-name="ce345" table:formula="of:=IF(AND([.$X$1];[.$X$2]);[Données.F12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7">
          <table:table-cell table:style-name="ce5" table:formula="of:=[.A6]" office:value-type="string" office:string-value="Signe de (-2x+1)" calcext:value-type="string">
            <text:p>Signe de (-2x+1)</text:p>
          </table:table-cell>
          <table:table-cell table:style-name="ce75" table:formula="of:=IF(AND([.$X$1];[.$X$2]);[Données.B130];&quot;&quot;)">
            <text:p/>
          </table:table-cell>
          <table:table-cell table:style-name="ce345" table:formula="of:=IF(AND([.$X$1];[.$X$2]);[Données.C130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30];&quot;&quot;)">
            <text:p/>
          </table:table-cell>
          <table:table-cell table:style-name="ce346" table:formula="of:=IF(AND([.$X$1];[.$X$2]);[Données.F130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0" table:formula="of:=IF(ISBLANK([.P12]);&quot;&quot;;IF([.$X$1];IF([.P12]=[$Données.E142];1;0);&quot;&quot;))">
            <text:p/>
          </table:table-cell>
          <table:table-cell table:style-name="ce425" table:formula="of:=IF(ISBLANK([.Q12]);&quot;&quot;;IF([.$X$1];IF([.Q12]=[$Données.F142];1;0);&quot;&quot;))">
            <text:p/>
          </table:table-cell>
          <table:table-cell table:style-name="ce428" table:formula="of:=IF(ISBLANK([.R12]);&quot;&quot;;IF([.$X$1];IF([.R12]=[$Données.G142];1;0);&quot;&quot;))">
            <text:p/>
          </table:table-cell>
          <table:table-cell table:style-name="ce433" table:formula="of:=IF(ISBLANK([.S12]);&quot;&quot;;IF([.$X$1];IF([.S12]=[$Données.H142];1;0);&quot;&quot;))">
            <text:p/>
          </table:table-cell>
          <table:table-cell table:style-name="ce448" table:formula="of:=IF(ISBLANK([.T12]);&quot;&quot;;IF([.$X$1];IF([.T12]=[$Données.I142];1;0);&quot;&quot;))">
            <text:p/>
          </table:table-cell>
          <table:table-cell table:style-name="ce450" table:formula="of:=IF(ISBLANK([.U12]);&quot;&quot;;IF([.$X$1];IF([.U12]=[$Données.J142];1;0);&quot;&quot;))">
            <text:p/>
          </table:table-cell>
          <table:table-cell table:style-name="ce453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-10x+7) / (-2x+1)" calcext:value-type="string">
            <text:p>Signe de (-10x+7) / (-2x+1)</text:p>
          </table:table-cell>
          <table:table-cell table:style-name="ce80" table:formula="of:=IF(AND([.$X$1];[.$X$2]);[Données.B131];&quot;&quot;)">
            <text:p/>
          </table:table-cell>
          <table:table-cell table:style-name="ce102" table:formula="of:=IF(AND([.$X$1];[.$X$2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);[Données.E131];&quot;&quot;)">
            <text:p/>
          </table:table-cell>
          <table:table-cell table:style-name="ce102" table:formula="of:=IF(AND([.$X$1];[.$X$2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26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39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51" table:formula="of:=IF(AND([.$X$1];[.$X$2]);[$Données.J143];&quot;&quot;)">
            <text:p/>
          </table:table-cell>
          <table:table-cell table:style-name="ce454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7"/>
          <table:table-cell table:style-name="ce431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7"/>
          <table:table-cell table:style-name="ce431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 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20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1" table:default-cell-style-name="ce41"/>
        <table:table-column table:style-name="co19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7]" office:value-type="string" office:string-value="Signe de (9x-2)" calcext:value-type="string">
            <text:p>Signe de (9x-2)</text:p>
          </table:table-cell>
          <table:table-cell table:style-name="ce89"/>
          <table:table-cell table:style-name="ce477" table:number-columns-spanned="2" table:number-rows-spanned="1"/>
          <table:covered-table-cell table:style-name="ce483"/>
          <table:table-cell table:style-name="ce483"/>
          <table:table-cell table:style-name="ce483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8]" office:value-type="string" office:string-value="Signe de (3x+4)" calcext:value-type="string">
            <text:p>Signe de (3x+4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9]" office:value-type="string" office:string-value="Signe de (7x+2)" calcext:value-type="string">
            <text:p>Signe de (7x+2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60]" office:value-type="string" office:string-value="Signe de (9x-2)(3x+4)(7x+2)" calcext:value-type="string">
            <text:p>Signe de (9x-2)(3x+4)(7x+2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56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56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AND([.$X$1];[.$X$2]);[Données.B157];&quot;&quot;)">
            <text:p/>
          </table:table-cell>
          <table:table-cell table:style-name="ce345" table:formula="of:=IF(AND([.$X$1];[.$X$2]);[Données.C15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7];&quot;&quot;)">
            <text:p/>
          </table:table-cell>
          <table:table-cell table:style-name="ce345" table:formula="of:=IF(AND([.$X$1];[.$X$2]);[Données.F15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7];&quot;&quot;)">
            <text:p/>
          </table:table-cell>
          <table:table-cell table:style-name="ce345" table:formula="of:=IF(AND([.$X$1];[.$X$2]);[Données.I15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5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3x+4)" calcext:value-type="string">
            <text:p>Signe de (3x+4)</text:p>
          </table:table-cell>
          <table:table-cell table:style-name="ce75" table:formula="of:=IF(AND([.$X$1];[.$X$2]);[Données.B158];&quot;&quot;)">
            <text:p/>
          </table:table-cell>
          <table:table-cell table:style-name="ce345" table:formula="of:=IF(AND([.$X$1];[.$X$2]);[Données.C15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8];&quot;&quot;)">
            <text:p/>
          </table:table-cell>
          <table:table-cell table:style-name="ce345" table:formula="of:=IF(AND([.$X$1];[.$X$2]);[Données.F15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8];&quot;&quot;)">
            <text:p/>
          </table:table-cell>
          <table:table-cell table:style-name="ce345" table:formula="of:=IF(AND([.$X$1];[.$X$2]);[Données.I158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7x+2)" calcext:value-type="string">
            <text:p>Signe de (7x+2)</text:p>
          </table:table-cell>
          <table:table-cell table:style-name="ce75" table:formula="of:=IF(AND([.$X$1];[.$X$2]);[Données.B159];&quot;&quot;)">
            <text:p/>
          </table:table-cell>
          <table:table-cell table:style-name="ce345" table:formula="of:=IF(AND([.$X$1];[.$X$2]);[Données.C159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9];&quot;&quot;)">
            <text:p/>
          </table:table-cell>
          <table:table-cell table:style-name="ce345" table:formula="of:=IF(AND([.$X$1];[.$X$2]);[Données.F159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9];&quot;&quot;)">
            <text:p/>
          </table:table-cell>
          <table:table-cell table:style-name="ce345" table:formula="of:=IF(AND([.$X$1];[.$X$2]);[Données.I15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9x-2)(3x+4)(7x+2)" calcext:value-type="string">
            <text:p>Signe de (9x-2)(3x+4)(7x+2)</text:p>
          </table:table-cell>
          <table:table-cell table:style-name="ce75" table:formula="of:=IF(AND([.$X$1];[.$X$2]);[Données.B160];&quot;&quot;)">
            <text:p/>
          </table:table-cell>
          <table:table-cell table:style-name="ce345" table:formula="of:=IF(AND([.$X$1];[.$X$2]);[Données.C160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60];&quot;&quot;)">
            <text:p/>
          </table:table-cell>
          <table:table-cell table:style-name="ce153" table:formula="of:=IF(AND([.$X$1];[.$X$2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);[Données.H160];&quot;&quot;)">
            <text:p/>
          </table:table-cell>
          <table:table-cell table:style-name="ce153" table:formula="of:=IF(AND([.$X$1];[.$X$2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);[Données.K160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9x-2)(3x+4)(7x+2) = 0" calcext:value-type="string" table:number-columns-spanned="9" table:number-rows-spanned="1">
            <text:p>(9x-2)(3x+4)(7x+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9x-2)(3x+4)(7x+2) &gt; 0" calcext:value-type="string" table:number-columns-spanned="11" table:number-rows-spanned="1">
            <text:p>(9x-2)(3x+4)(7x+2) &g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7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7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7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Niveau 6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20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3" table:default-cell-style-name="ce41"/>
        <table:table-column table:style-name="co22" table:number-columns-repeated="2" table:default-cell-style-name="ce41"/>
        <table:table-column table:style-name="co21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OR([.$X$2];[.$X$1]);[Données.N204];&quot;&quot;)" office:value-type="float" office:value="0" calcext:value-type="float" table:number-columns-spanned="1" table:number-rows-spanned="2">
            <text:p>0</text:p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true" calcext:value-type="boolean">
            <text:p>VRAI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6]" office:value-type="string" office:string-value="Signe de (-8x+3)" calcext:value-type="string">
            <text:p>Signe de (-8x+3)</text:p>
          </table:table-cell>
          <table:table-cell table:style-name="ce89"/>
          <table:table-cell table:style-name="ce477" table:number-columns-spanned="2" table:number-rows-spanned="1"/>
          <table:covered-table-cell table:style-name="ce483"/>
          <table:table-cell table:style-name="ce483"/>
          <table:table-cell table:style-name="ce483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7]" office:value-type="string" office:string-value="Signe de (-5x-4)" calcext:value-type="string">
            <text:p>Signe de (-5x-4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8]" office:value-type="string" office:string-value="Signe de (-6x+7)" calcext:value-type="string">
            <text:p>Signe de (-6x+7)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/>
          <table:table-cell table:style-name="Default" table:number-columns-repeated="10"/>
          <table:table-cell table:style-name="ce13" table:number-columns-repeated="934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9]" office:value-type="string" office:string-value="Signe de 1 / [(-8x+3)(-5x-4)(-6x+7)]" calcext:value-type="string">
            <text:p>Signe de 1 / [(-8x+3)(-5x-4)(-6x+7)]</text:p>
          </table:table-cell>
          <table:table-cell table:style-name="ce89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477"/>
          <table:table-cell table:style-name="ce477" table:number-columns-spanned="2" table:number-rows-spanned="1"/>
          <table:covered-table-cell table:style-name="ce477"/>
          <table:table-cell table:style-name="ce107"/>
          <table:table-cell/>
          <table:table-cell table:style-name="Default"/>
          <table:table-cell table:number-columns-repeated="7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20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85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85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Default"/>
          <table:table-cell table:number-columns-repeated="7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-8x+3)" calcext:value-type="string">
            <text:p>Signe de (-8x+3)</text:p>
          </table:table-cell>
          <table:table-cell table:style-name="ce75" table:formula="of:=IF(AND([.$X$1];[.$X$2]);[Données.B186];&quot;&quot;)">
            <text:p/>
          </table:table-cell>
          <table:table-cell table:style-name="ce345" table:formula="of:=IF(AND([.$X$1];[.$X$2]);[Données.C186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6];&quot;&quot;)">
            <text:p/>
          </table:table-cell>
          <table:table-cell table:style-name="ce345" table:formula="of:=IF(AND([.$X$1];[.$X$2]);[Données.F186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6];&quot;&quot;)">
            <text:p/>
          </table:table-cell>
          <table:table-cell table:style-name="ce345" table:formula="of:=IF(AND([.$X$1];[.$X$2]);[Données.I186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6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6]" office:value-type="string" office:string-value="Signe de (-5x-4)" calcext:value-type="string">
            <text:p>Signe de (-5x-4)</text:p>
          </table:table-cell>
          <table:table-cell table:style-name="ce75" table:formula="of:=IF(AND([.$X$1];[.$X$2]);[Données.B187];&quot;&quot;)">
            <text:p/>
          </table:table-cell>
          <table:table-cell table:style-name="ce345" table:formula="of:=IF(AND([.$X$1];[.$X$2]);[Données.C18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7];&quot;&quot;)">
            <text:p/>
          </table:table-cell>
          <table:table-cell table:style-name="ce345" table:formula="of:=IF(AND([.$X$1];[.$X$2]);[Données.F18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7];&quot;&quot;)">
            <text:p/>
          </table:table-cell>
          <table:table-cell table:style-name="ce345" table:formula="of:=IF(AND([.$X$1];[.$X$2]);[Données.I18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7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7]" office:value-type="string" office:string-value="Signe de (-6x+7)" calcext:value-type="string">
            <text:p>Signe de (-6x+7)</text:p>
          </table:table-cell>
          <table:table-cell table:style-name="ce75" table:formula="of:=IF(AND([.$X$1];[.$X$2]);[Données.B188];&quot;&quot;)">
            <text:p/>
          </table:table-cell>
          <table:table-cell table:style-name="ce345" table:formula="of:=IF(AND([.$X$1];[.$X$2]);[Données.C18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8];&quot;&quot;)">
            <text:p/>
          </table:table-cell>
          <table:table-cell table:style-name="ce345" table:formula="of:=IF(AND([.$X$1];[.$X$2]);[Données.F18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8];&quot;&quot;)">
            <text:p/>
          </table:table-cell>
          <table:table-cell table:style-name="ce345" table:formula="of:=IF(AND([.$X$1];[.$X$2]);[Données.I188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8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8]" office:value-type="string" office:string-value="Signe de 1 / [(-8x+3)(-5x-4)(-6x+7)]" calcext:value-type="string">
            <text:p>Signe de 1 / [(-8x+3)(-5x-4)(-6x+7)]</text:p>
          </table:table-cell>
          <table:table-cell table:style-name="ce75" table:formula="of:=IF(AND([.$X$1];[.$X$2]);[Données.B189];&quot;&quot;)">
            <text:p/>
          </table:table-cell>
          <table:table-cell table:style-name="ce345" table:formula="of:=IF(AND([.$X$1];[.$X$2]);[Données.C189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89];&quot;&quot;)">
            <text:p/>
          </table:table-cell>
          <table:table-cell table:style-name="ce345" table:formula="of:=IF(AND([.$X$1];[.$X$2]);[Données.F189];&quot;&quot;)" table:number-columns-spanned="2" table:number-rows-spanned="1">
            <text:p/>
          </table:table-cell>
          <table:covered-table-cell table:style-name="ce97"/>
          <table:table-cell table:style-name="ce345" table:formula="of:=IF(AND([.$X$1];[.$X$2]);[Données.H189];&quot;&quot;)">
            <text:p/>
          </table:table-cell>
          <table:table-cell table:style-name="ce345" table:formula="of:=IF(AND([.$X$1];[.$X$2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);[Données.K189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1 / [(-8x+3)(-5x-4)(-6x+7)] = 0" calcext:value-type="string" table:number-columns-spanned="6" table:number-rows-spanned="1">
            <text:p>1 / [(-8x+3)(-5x-4)(-6x+7)]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table-cell table:style-name="Default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2" table:style-name="ce568"/>
          <table:covered-table-cell table:style-name="ce574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70"/>
          <table:table-cell table:style-name="ce573"/>
          <table:table-cell table:style-name="ce575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6" table:formula="of:=IF(ISBLANK([.B19]);&quot;&quot;;IF([.$X$1];IF([.B19]=[$Données.B192];1;0);&quot;&quot;))">
            <text:p/>
          </table:table-cell>
          <table:table-cell table:style-name="ce530" table:formula="of:=IF(ISBLANK([.C19]);&quot;&quot;;IF([.$X$1];IF([.C19]=[$Données.C192];1;0);&quot;&quot;))">
            <text:p/>
          </table:table-cell>
          <table:table-cell table:style-name="ce537" table:formula="of:=IF(ISBLANK([.D19]);&quot;&quot;;IF([.$X$1];IF([.D19]=[$Données.D192];1;0);&quot;&quot;))">
            <text:p/>
          </table:table-cell>
          <table:table-cell table:style-name="ce542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47"/>
          <table:table-cell table:style-name="ce557" table:formula="of:=IF(ISBLANK([.G19]);&quot;&quot;;IF([.$X$1];IF([.G19]=[$Données.F192];1;0);&quot;&quot;)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4"/>
          <table:table-cell table:style-name="ce109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7" table:formula="of:=IF(AND([.$X$1];[.$X$2]);[$Données.B192];&quot;&quot;)">
            <text:p/>
          </table:table-cell>
          <table:table-cell table:style-name="ce533" table:formula="of:=IF(AND([.$X$1];[.$X$2]);[$Données.C192];&quot;&quot;)">
            <text:p/>
          </table:table-cell>
          <table:table-cell table:style-name="ce538" table:formula="of:=IF(AND([.$X$1];[.$X$2]);[$Données.D192];&quot;&quot;)">
            <text:p/>
          </table:table-cell>
          <table:table-cell table:style-name="ce543" table:formula="of:=IF(AND([.$X$1];[.$X$2]);[$Données.E192];&quot;&quot;)" table:number-columns-spanned="2" table:number-rows-spanned="1">
            <text:p/>
          </table:table-cell>
          <table:covered-table-cell table:style-name="ce548"/>
          <table:table-cell table:style-name="ce560" table:formula="of:=IF(AND([.$X$1];[.$X$2]);[$Données.F192];&quot;&quot;)">
            <text:p/>
          </table:table-cell>
          <table:table-cell table:style-name="Default"/>
          <table:table-cell table:style-name="ce550" office:value-type="string" calcext:value-type="string" table:number-columns-spanned="6" table:number-rows-spanned="1">
            <text:p><text:span text:style-name="T13">Taper </text:span><text:span text:style-name="T14">Alt + 0216</text:span><text:span text:style-name="T15"> </text:span><text:span text:style-name="T16">pour</text:span><text:span text:style-name="T15"> </text:span><text:span text:style-name="T14">Ø</text:span>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1 / [(-8x+3)(-5x-4)(-6x+7)] ≤ 0" calcext:value-type="string" table:number-columns-spanned="11" table:number-rows-spanned="1">
            <text:p>1 / [(-8x+3)(-5x-4)(-6x+7)]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8" table:formula="of:=IF(ISBLANK([.B24]);&quot;&quot;;IF([.$X$1];IF([.B24]=[$Données.B200];1;0);&quot;&quot;))">
            <text:p/>
          </table:table-cell>
          <table:table-cell table:style-name="ce535" table:formula="of:=IF(ISBLANK([.C24]);&quot;&quot;;IF([.$X$1];IF([.C24]=[$Données.C200];1;0);&quot;&quot;))">
            <text:p/>
          </table:table-cell>
          <table:table-cell table:style-name="ce535" table:formula="of:=IF(ISBLANK([.D24]);&quot;&quot;;IF([.$X$1];IF([.D24]=[$Données.D200];1;0);&quot;&quot;))">
            <text:p/>
          </table:table-cell>
          <table:table-cell table:style-name="ce545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49"/>
          <table:table-cell table:style-name="ce535" table:formula="of:=IF(ISBLANK([.G24]);&quot;&quot;;IF([.$X$1];IF([.G24]=[$Données.F200];1;0);&quot;&quot;))">
            <text:p/>
          </table:table-cell>
          <table:table-cell table:style-name="ce545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49"/>
          <table:table-cell table:style-name="ce535" table:formula="of:=IF(ISBLANK([.J24]);&quot;&quot;;IF([.$X$1];IF([.J24]=[$Données.H200];1;0);&quot;&quot;))">
            <text:p/>
          </table:table-cell>
          <table:table-cell table:style-name="ce535" table:formula="of:=IF(ISBLANK([.K24]);&quot;&quot;;IF([.$X$1];IF([.K24]=[$Données.I200];1;0);&quot;&quot;))">
            <text:p/>
          </table:table-cell>
          <table:table-cell table:style-name="ce535" table:formula="of:=IF(ISBLANK([.L24]);&quot;&quot;;IF([.$X$1];IF([.L24]=[$Données.J200];1;0);&quot;&quot;))">
            <text:p/>
          </table:table-cell>
          <table:table-cell table:style-name="ce535" table:formula="of:=IF(ISBLANK([.M24]);&quot;&quot;;IF([.$X$1];IF([.M24]=[$Données.K200];1;0);&quot;&quot;))">
            <text:p/>
          </table:table-cell>
          <table:table-cell table:style-name="ce577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9" table:formula="of:=IF(AND([.$X$1];[.$X$2]);[$Données.B201];&quot;&quot;)">
            <text:p/>
          </table:table-cell>
          <table:table-cell table:style-name="ce536" table:formula="of:=IF(AND([.$X$1];[.$X$2]);[$Données.C201];&quot;&quot;)">
            <text:p/>
          </table:table-cell>
          <table:table-cell table:style-name="ce541" table:formula="of:=IF(AND([.$X$1];[.$X$2]);[$Données.D201];&quot;&quot;)">
            <text:p/>
          </table:table-cell>
          <table:table-cell table:style-name="ce546" table:formula="of:=IF(AND([.$X$1];[.$X$2]);[$Données.E201];&quot;&quot;)" table:number-columns-spanned="2" table:number-rows-spanned="1">
            <text:p/>
          </table:table-cell>
          <table:covered-table-cell table:style-name="ce554"/>
          <table:table-cell table:style-name="ce541" table:formula="of:=IF(AND([.$X$1];[.$X$2]);[$Données.F201];&quot;&quot;)">
            <text:p/>
          </table:table-cell>
          <table:table-cell table:style-name="ce562" table:formula="of:=IF(AND([.$X$1];[.$X$2]);[$Données.G201];&quot;&quot;)" table:number-columns-spanned="2" table:number-rows-spanned="1">
            <text:p/>
          </table:table-cell>
          <table:covered-table-cell table:style-name="ce564"/>
          <table:table-cell table:style-name="ce541" table:formula="of:=IF(AND([.$X$1];[.$X$2]);[$Données.H201];&quot;&quot;)">
            <text:p/>
          </table:table-cell>
          <table:table-cell table:style-name="ce536" table:formula="of:=IF(AND([.$X$1];[.$X$2]);[$Données.I201];&quot;&quot;)">
            <text:p/>
          </table:table-cell>
          <table:table-cell table:style-name="ce541" table:formula="of:=IF(AND([.$X$1];[.$X$2]);[$Données.J201];&quot;&quot;)">
            <text:p/>
          </table:table-cell>
          <table:table-cell table:style-name="ce536" table:formula="of:=IF(AND([.$X$1];[.$X$2]);[$Données.K201];&quot;&quot;)">
            <text:p/>
          </table:table-cell>
          <table:table-cell table:style-name="ce578" table:formula="of:=IF(AND([.$X$1];[.$X$2]);[$Données.L201];&quot;&quot;)">
            <text:p/>
          </table:table-cell>
          <table:table-cell table:number-columns-repeated="101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8]=0))" calcext:base-cell-address="'Niveau 6'.N19"/>
            <calcext:condition calcext:apply-style-name="FAUX" calcext:value="formula-is(IF([.P18]=1))" calcext:base-cell-address="'Niveau 6'.N19"/>
          </calcext:conditional-format>
          <calcext:conditional-format calcext:target-range-address="'Niveau 6'.P18:'Niveau 6'.P19">
            <calcext:condition calcext:apply-style-name="VRAI" calcext:value="formula-is(IF([.R18]=0))" calcext:base-cell-address="'Niveau 6'.P19"/>
            <calcext:condition calcext:apply-style-name="FAUX" calcext:value="formula-is(IF([.R18]=1))" calcext:base-cell-address="'Niveau 6'.P19"/>
          </calcext:conditional-format>
          <calcext:conditional-format calcext:target-range-address="'Niveau 6'.N18:'Niveau 6'.P19">
            <calcext:condition calcext:apply-style-name="FAUX" calcext:value="formula-is(IF([.P18]=1))" calcext:base-cell-address="'Niveau 6'.N19"/>
            <calcext:condition calcext:apply-style-name="VRAI" calcext:value="formula-is(IF([.P18]=0))" calcext:base-cell-address="'Niveau 6'.N19"/>
          </calcext:conditional-format>
        </calcext:conditional-formats>
      </table:table>
      <table:table table:name="Données" table:style-name="ta2" table:protected="true" table:protection-key="mK7wtVrFJ5hduB4OKglsYl/uAJA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90"/>
        <table:table-column table:style-name="co27" table:default-cell-style-name="ce590"/>
        <table:table-column table:style-name="co28" table:default-cell-style-name="ce590"/>
        <table:table-column table:style-name="co29" table:default-cell-style-name="ce590"/>
        <table:table-column table:style-name="co30" table:default-cell-style-name="ce590"/>
        <table:table-column table:style-name="co31" table:default-cell-style-name="ce590"/>
        <table:table-column table:style-name="co32" table:number-columns-repeated="2" table:default-cell-style-name="ce590"/>
        <table:table-column table:style-name="co33" table:number-columns-repeated="5" table:default-cell-style-name="ce590"/>
        <table:table-column table:style-name="co34" table:default-cell-style-name="ce590"/>
        <table:table-column table:style-name="co35" table:default-cell-style-name="ce590"/>
        <table:table-column table:style-name="co35" table:default-cell-style-name="ce800"/>
        <table:table-column table:style-name="co35" table:number-columns-repeated="5" table:default-cell-style-name="ce590"/>
        <table:table-column table:style-name="co1" table:number-columns-repeated="1003" table:default-cell-style-name="ce590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93"/>
          <table:table-cell table:style-name="ce824"/>
          <table:table-cell table:style-name="ce593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01613" calcext:value-type="float">
            <text:p>501613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15" calcext:value-type="float">
            <text:p>15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249843" calcext:value-type="float">
            <text:p>249843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2" calcext:value-type="float">
            <text:p>22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943887" calcext:value-type="float">
            <text:p>943887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1" calcext:value-type="float">
            <text:p>1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76160" calcext:value-type="float">
            <text:p>176160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4" calcext:value-type="float">
            <text:p>24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78674" calcext:value-type="float">
            <text:p>378674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9" calcext:value-type="float">
            <text:p>19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6797" calcext:value-type="float">
            <text:p>5679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28" calcext:value-type="float">
            <text:p>28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31275" calcext:value-type="float">
            <text:p>131275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6" calcext:value-type="float">
            <text:p>26</text:p>
          </table:table-cell>
          <table:table-cell table:style-name="ce678"/>
          <table:table-cell table:style-name="ce595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926999" calcext:value-type="float">
            <text:p>926999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3" calcext:value-type="float">
            <text:p>3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693575" calcext:value-type="float">
            <text:p>693575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8" calcext:value-type="float">
            <text:p>8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25751" calcext:value-type="float">
            <text:p>825751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5" calcext:value-type="float">
            <text:p>5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81245" calcext:value-type="float">
            <text:p>781245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6" calcext:value-type="float">
            <text:p>6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44830" calcext:value-type="float">
            <text:p>544830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3" calcext:value-type="float">
            <text:p>13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95364" calcext:value-type="float">
            <text:p>395364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17" calcext:value-type="float">
            <text:p>17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00938" calcext:value-type="float">
            <text:p>200938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3" calcext:value-type="float">
            <text:p>23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4931" calcext:value-type="float">
            <text:p>24931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30" calcext:value-type="float">
            <text:p>30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92096" calcext:value-type="float">
            <text:p>392096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18" calcext:value-type="float">
            <text:p>18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40949" calcext:value-type="float">
            <text:p>540949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4" calcext:value-type="float">
            <text:p>14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34275" calcext:value-type="float">
            <text:p>134275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25" calcext:value-type="float">
            <text:p>25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56364" calcext:value-type="float">
            <text:p>656364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9" calcext:value-type="float">
            <text:p>9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17471" calcext:value-type="float">
            <text:p>617471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1" calcext:value-type="float">
            <text:p>11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48384" calcext:value-type="float">
            <text:p>648384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0" calcext:value-type="float">
            <text:p>10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35489" calcext:value-type="float">
            <text:p>735489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7" calcext:value-type="float">
            <text:p>7</text:p>
          </table:table-cell>
          <table:table-cell table:style-name="ce678"/>
          <table:table-cell/>
          <table:table-cell table:style-name="ce595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36353" calcext:value-type="float">
            <text:p>36353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29" calcext:value-type="float">
            <text:p>29</text:p>
          </table:table-cell>
          <table:table-cell table:style-name="ce678"/>
          <table:table-cell/>
          <table:table-cell table:style-name="ce595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343772" calcext:value-type="float">
            <text:p>343772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21" calcext:value-type="float">
            <text:p>21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26041" calcext:value-type="float">
            <text:p>126041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27" calcext:value-type="float">
            <text:p>27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36493" calcext:value-type="float">
            <text:p>936493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2" calcext:value-type="float">
            <text:p>2</text:p>
          </table:table-cell>
          <table:table-cell table:style-name="ce678"/>
          <table:table-cell/>
          <table:table-cell table:style-name="ce595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77620" calcext:value-type="float">
            <text:p>477620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16" calcext:value-type="float">
            <text:p>16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58710" calcext:value-type="float">
            <text:p>358710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20" calcext:value-type="float">
            <text:p>20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67709" calcext:value-type="float">
            <text:p>567709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2" calcext:value-type="float">
            <text:p>12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99564" calcext:value-type="float">
            <text:p>899564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4" calcext:value-type="float">
            <text:p>4</text:p>
          </table:table-cell>
          <table:table-cell table:style-name="ce678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95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800" table:number-columns-repeated="5"/>
          <table:table-cell table:style-name="ce795" table:number-columns-repeated="2"/>
          <table:table-cell table:style-name="ce800" table:number-columns-repeated="1001"/>
        </table:table-row>
        <table:table-row table:style-name="ro3">
          <table:table-cell table:style-name="ce593"/>
          <table:table-cell table:style-name="ce615" office:value-type="string" calcext:value-type="string">
            <text:p>a₁</text:p>
          </table:table-cell>
          <table:table-cell table:style-name="ce615" office:value-type="string" calcext:value-type="string">
            <text:p>b₁</text:p>
          </table:table-cell>
          <table:table-cell table:style-name="ce677" office:value-type="string" calcext:value-type="string">
            <text:p>Facteur 1</text:p>
          </table:table-cell>
          <table:table-cell table:style-name="ce615" office:value-type="string" calcext:value-type="string">
            <text:p>rac 1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5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6"/>
          <table:table-cell table:number-columns-repeated="9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3];[.$B$3:.$N$32];1)" office:value-type="float" office:value="-15" calcext:value-type="float">
            <text:p>-15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15)" calcext:value-type="string">
            <text:p>(x-15)</text:p>
          </table:table-cell>
          <table:table-cell table:style-name="ce722" table:formula="of:=-[.C38]/[.B38]" office:value-type="float" office:value="15" calcext:value-type="float">
            <text:p>15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595"/>
          <table:table-cell table:style-name="ce722" table:formula="of:=MIN([.E38];[.E40])" office:value-type="float" office:value="-22" calcext:value-type="float">
            <text:p>-22</text:p>
          </table:table-cell>
          <table:table-cell table:style-name="ce722" table:formula="of:=MAX([.E38];[.E40])" office:value-type="float" office:value="15" calcext:value-type="float">
            <text:p>15</text:p>
          </table:table-cell>
          <table:table-cell table:style-name="ce836"/>
          <table:table-cell table:number-columns-repeated="9"/>
          <table:table-cell table:style-name="ce595"/>
          <table:table-cell table:number-columns-repeated="1002"/>
        </table:table-row>
        <table:table-row table:style-name="ro3">
          <table:table-cell/>
          <table:table-cell table:style-name="ce615" office:value-type="string" calcext:value-type="string">
            <text:p>a₂</text:p>
          </table:table-cell>
          <table:table-cell table:style-name="ce615" office:value-type="string" calcext:value-type="string">
            <text:p>b₂</text:p>
          </table:table-cell>
          <table:table-cell table:style-name="ce677" office:value-type="string" calcext:value-type="string">
            <text:p>Facteur 2</text:p>
          </table:table-cell>
          <table:table-cell table:style-name="ce615" office:value-type="string" calcext:value-type="string">
            <text:p>rac 2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615"/>
          <table:table-cell table:style-name="ce595"/>
          <table:table-cell table:style-name="ce615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"/>
          <table:table-cell table:style-name="ce595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4];[.$B$3:.$N$32];1)" office:value-type="float" office:value="22" calcext:value-type="float">
            <text:p>22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22)" calcext:value-type="string">
            <text:p>(x+22)</text:p>
          </table:table-cell>
          <table:table-cell table:style-name="ce722" table:formula="of:=-[.C40]/[.B40]" office:value-type="float" office:value="-22" calcext:value-type="float">
            <text:p>-22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595" table:number-columns-repeated="2"/>
          <table:table-cell table:number-columns-repeated="11"/>
          <table:table-cell table:style-name="ce595"/>
          <table:table-cell table:number-columns-repeated="1002"/>
        </table:table-row>
        <table:table-row table:style-name="ro3">
          <table:table-cell table:style-name="ce595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95"/>
          <table:covered-table-cell table:style-name="ce803"/>
          <table:covered-table-cell table:number-columns-repeated="3"/>
          <table:table-cell table:style-name="ce595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6" table:formula="of:=[.J38]" office:value-type="float" office:value="-22" calcext:value-type="float" table:number-columns-spanned="2" table:number-rows-spanned="1">
            <text:p>-22</text:p>
          </table:table-cell>
          <table:covered-table-cell table:style-name="ce626" table:formula="of:=#REF!" office:value-type="string" office:string-value="" calcext:value-type="error">
            <text:p>#RÉF !</text:p>
          </table:covered-table-cell>
          <table:table-cell table:style-name="ce626"/>
          <table:table-cell table:style-name="ce626" table:formula="of:=[.K38]" office:value-type="float" office:value="15" calcext:value-type="float" table:number-columns-spanned="2" table:number-rows-spanned="1">
            <text:p>15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95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2)" calcext:value-type="string">
            <text:p>Signe de (x+22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626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626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26" table:formula="of:=IF([.K39]=1;[.G38];[.G40])" office:value-type="string" office:string-value="+" calcext:value-type="string">
            <text:p>+</text:p>
          </table:table-cell>
          <table:table-cell table:style-name="ce626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15)" calcext:value-type="string">
            <text:p>Signe de (x-15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626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626" table:formula="of:=IF([.K39]=2;[.G38];[.G40])" office:value-type="string" office:string-value="-" calcext:value-type="string">
            <text:p>-</text:p>
          </table:table-cell>
          <table:table-cell table:style-name="ce626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x-15)(x+22)" calcext:value-type="string">
            <text:p>Signe de (x-15)(x+22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595" table:number-columns-repeated="14"/>
          <table:table-cell table:number-columns-repeated="1010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D38];[.D40];&quot; = 0&quot;)" office:value-type="string" office:string-value="(x-15)(x+22) = 0" calcext:value-type="string" table:number-columns-spanned="4" table:number-rows-spanned="1">
            <text:p>(x-15)(x+22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2" calcext:value-type="float">
            <text:p>-22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5" calcext:value-type="float">
            <text:p>15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595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78"/>
          <table:table-cell table:style-name="ce795" table:number-columns-repeated="6"/>
          <table:table-cell table:style-name="ce595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595"/>
          <table:table-cell table:number-columns-repeated="1009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15)(x+22) ≥ 0" calcext:value-type="string" table:number-columns-spanned="5" table:number-rows-spanned="1">
            <text:p>(x-15)(x+22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52]=2;[.F52]=4;[.H52]=2);&quot;]&quot;;&quot;[&quot;)" office:value-type="string" office:string-value="]" calcext:value-type="string">
            <text:p>]</text:p>
          </table:table-cell>
          <table:table-cell table:style-name="ce626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22" calcext:value-type="float">
            <text:p>-22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[" calcext:value-type="string">
            <text:p>[</text:p>
          </table:table-cell>
          <table:table-cell table:style-name="ce626" table:formula="of:=IF([.H52]=1;&quot;&quot;;[.F43])" office:value-type="float" office:value="15" calcext:value-type="float">
            <text:p>15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26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22" calcext:value-type="float">
            <text:p>-22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[" calcext:value-type="string">
            <text:p>[</text:p>
          </table:table-cell>
          <table:table-cell table:style-name="ce749" table:formula="of:=[.I57]" office:value-type="float" office:value="15" calcext:value-type="float">
            <text:p>15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595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95" table:number-columns-repeated="7"/>
          <table:table-cell table:number-columns-repeated="1009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718" table:formula="of:=[.C48]" office:value-type="string" office:string-value="(x-15)(x+22) = 0" calcext:value-type="string">
            <text:p>(x-15)(x+22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719" table:formula="of:=[.H56]" office:value-type="string" office:string-value="(x-15)(x+22) ≥ 0" calcext:value-type="string">
            <text:p>(x-15)(x+22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95" table:number-columns-repeated="2"/>
          <table:table-cell table:number-columns-repeated="1009"/>
        </table:table-row>
        <table:table-row table:style-name="ro3">
          <table:table-cell table:style-name="ce606" table:number-columns-repeated="12"/>
          <table:table-cell table:style-name="ce836"/>
          <table:table-cell table:style-name="ce795"/>
          <table:table-cell table:style-name="ce595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95" table:number-columns-repeated="2"/>
          <table:table-cell table:number-columns-repeated="1001"/>
        </table:table-row>
        <table:table-row table:style-name="ro3">
          <table:table-cell table:style-name="ce606"/>
          <table:table-cell table:style-name="ce739"/>
          <table:table-cell table:style-name="ce606"/>
          <table:table-cell table:style-name="ce678" table:number-columns-repeated="2"/>
          <table:table-cell table:style-name="ce606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593"/>
          <table:table-cell table:style-name="ce615" office:value-type="string" calcext:value-type="string">
            <text:p>a₁</text:p>
          </table:table-cell>
          <table:table-cell table:style-name="ce615" office:value-type="string" calcext:value-type="string">
            <text:p>b₁</text:p>
          </table:table-cell>
          <table:table-cell table:style-name="ce677" office:value-type="string" calcext:value-type="string">
            <text:p>Facteur 1</text:p>
          </table:table-cell>
          <table:table-cell table:style-name="ce615" office:value-type="string" calcext:value-type="string">
            <text:p>rac 1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5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6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-1" calcext:value-type="float">
            <text:p>-1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1)" calcext:value-type="string">
            <text:p>(x-1)</text:p>
          </table:table-cell>
          <table:table-cell table:style-name="ce722" table:formula="of:=-[.C67]/[.B67]" office:value-type="float" office:value="1" calcext:value-type="float">
            <text:p>1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95"/>
          <table:table-cell table:style-name="ce722" table:formula="of:=MIN([.E67];[.E69])" office:value-type="float" office:value="1" calcext:value-type="float">
            <text:p>1</text:p>
          </table:table-cell>
          <table:table-cell table:style-name="ce722" table:formula="of:=MAX([.E67];[.E69])" office:value-type="float" office:value="24" calcext:value-type="float">
            <text:p>24</text:p>
          </table:table-cell>
          <table:table-cell table:style-name="ce836"/>
          <table:table-cell table:number-columns-repeated="1012"/>
        </table:table-row>
        <table:table-row table:style-name="ro3">
          <table:table-cell/>
          <table:table-cell table:style-name="ce615" office:value-type="string" calcext:value-type="string">
            <text:p>a₂</text:p>
          </table:table-cell>
          <table:table-cell table:style-name="ce615" office:value-type="string" calcext:value-type="string">
            <text:p>b₂</text:p>
          </table:table-cell>
          <table:table-cell table:style-name="ce677" office:value-type="string" calcext:value-type="string">
            <text:p>Facteur 2</text:p>
          </table:table-cell>
          <table:table-cell table:style-name="ce615" office:value-type="string" calcext:value-type="string">
            <text:p>rac 2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615"/>
          <table:table-cell table:style-name="ce595"/>
          <table:table-cell table:style-name="ce615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6];[.$B$3:.$N$32];1)" office:value-type="float" office:value="-24" calcext:value-type="float">
            <text:p>-24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24)" calcext:value-type="string">
            <text:p>(x-24)</text:p>
          </table:table-cell>
          <table:table-cell table:style-name="ce722" table:formula="of:=-[.C69]/[.B69]" office:value-type="float" office:value="24" calcext:value-type="float">
            <text:p>24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595" table:number-columns-repeated="2"/>
          <table:table-cell table:style-name="ce800"/>
          <table:table-cell table:number-columns-repeated="1013"/>
        </table:table-row>
        <table:table-row table:style-name="ro3">
          <table:table-cell/>
          <table:table-cell table:style-name="ce595" table:number-columns-repeated="2"/>
          <table:table-cell table:number-columns-repeated="5"/>
          <table:table-cell table:style-name="ce595" table:number-columns-repeated="2"/>
          <table:table-cell table:style-name="ce800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95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6" table:formula="of:=[.J67]" office:value-type="float" office:value="1" calcext:value-type="float" table:number-columns-spanned="2" table:number-rows-spanned="1">
            <text:p>1</text:p>
          </table:table-cell>
          <table:covered-table-cell table:style-name="ce626" table:formula="of:=#REF!" office:value-type="string" office:string-value="" calcext:value-type="error">
            <text:p>#RÉF !</text:p>
          </table:covered-table-cell>
          <table:table-cell table:style-name="ce626"/>
          <table:table-cell table:style-name="ce626" table:formula="of:=[.K67]" office:value-type="float" office:value="24" calcext:value-type="float" table:number-columns-spanned="2" table:number-rows-spanned="1">
            <text:p>24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-1)" calcext:value-type="string">
            <text:p>(x-1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26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626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26" table:formula="of:=[.G67]" office:value-type="string" office:string-value="+" calcext:value-type="string">
            <text:p>+</text:p>
          </table:table-cell>
          <table:table-cell table:style-name="ce626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x-24)" calcext:value-type="string">
            <text:p>(x-24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26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626" table:formula="of:=[.G69]" office:value-type="string" office:string-value="-" calcext:value-type="string">
            <text:p>-</text:p>
          </table:table-cell>
          <table:table-cell table:style-name="ce626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-1) / (x-24)" calcext:value-type="string">
            <text:p>Signe de (x-1) / (x-24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26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26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606"/>
          <table:table-cell table:style-name="ce739"/>
          <table:table-cell table:style-name="ce606"/>
          <table:table-cell table:style-name="ce678" table:number-columns-repeated="2"/>
          <table:table-cell table:style-name="ce606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A73];&quot; / &quot;;[.A74];&quot; = 0&quot;)" office:value-type="string" office:string-value="(x-1) / (x-24) = 0" calcext:value-type="string" table:number-columns-spanned="4" table:number-rows-spanned="1">
            <text:p>(x-1) / (x-24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1" calcext:value-type="float">
            <text:p>1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1) / (x-24) ≥ 0" calcext:value-type="string" table:number-columns-spanned="5" table:number-rows-spanned="1">
            <text:p>(x-1) / (x-24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26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1" calcext:value-type="float">
            <text:p>1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626" table:formula="of:=IF([.H81]=1;&quot;&quot;;[.F72])" office:value-type="float" office:value="24" calcext:value-type="float">
            <text:p>24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26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1" calcext:value-type="float">
            <text:p>1</text:p>
          </table:table-cell>
          <table:table-cell table:style-name="ce736" table:formula="of:=[.F86]" office:value-type="string" office:string-value="]" calcext:value-type="string">
            <text:p>]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]" calcext:value-type="string">
            <text:p>]</text:p>
          </table:table-cell>
          <table:table-cell table:style-name="ce749" table:formula="of:=[.I86]" office:value-type="float" office:value="24" calcext:value-type="float">
            <text:p>24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95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number-columns-repeated="1010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-1) / (x-24) = 0" calcext:value-type="string">
            <text:p>(x-1) / (x-24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-1) / (x-24) ≥ 0" calcext:value-type="string">
            <text:p>(x-1) / (x-24) ≥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95"/>
          <table:table-cell table:number-columns-repeated="1010"/>
        </table:table-row>
        <table:table-row table:style-name="ro3">
          <table:table-cell table:style-name="ce606"/>
          <table:table-cell table:style-name="ce739"/>
          <table:table-cell table:style-name="ce606"/>
          <table:table-cell table:style-name="ce678" table:number-columns-repeated="2"/>
          <table:table-cell table:style-name="ce606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7/5" calcext:value-type="string">
            <text:p>7/5</text:p>
          </table:table-cell>
          <table:table-cell table:style-name="ce752" table:formula="of:=VLOOKUP([.O3];[.$B$3:.$N$32];10)" office:value-type="float" office:value="1.4" calcext:value-type="float">
            <text:p>1,4</text:p>
          </table:table-cell>
          <table:table-cell table:style-name="ce752" table:formula="of:=IF([.D96]&lt;[.D97];VLOOKUP([.O3];[.$B$3:.$N$32];13);VLOOKUP([.O4];[.$B$3:.$N$32];13))" office:value-type="string" office:string-value="5/4" calcext:value-type="string">
            <text:p>5/4</text:p>
          </table:table-cell>
          <table:table-cell table:style-name="ce752" table:formula="of:=MIN([.D96:.D97])" office:value-type="float" office:value="1.25" calcext:value-type="float">
            <text:p>1,25</text:p>
          </table:table-cell>
          <table:table-cell table:style-name="ce747" table:formula="of:=VLOOKUP([.O3];[.$B$3:.$N$32];4)" office:value-type="string" office:string-value="(5x-7)" calcext:value-type="string">
            <text:p>(5x-7)</text:p>
          </table:table-cell>
          <table:table-cell table:style-name="ce786" table:formula="of:=VLOOKUP([.O4];[.$B$3:.$N$32];4)" office:value-type="string" office:string-value="(-4x+5)" calcext:value-type="string">
            <text:p>(-4x+5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5/4" calcext:value-type="string">
            <text:p>5/4</text:p>
          </table:table-cell>
          <table:table-cell table:style-name="ce752" table:formula="of:=VLOOKUP([.O4];[.$B$3:.$N$32];10)" office:value-type="float" office:value="1.25" calcext:value-type="float">
            <text:p>1,25</text:p>
          </table:table-cell>
          <table:table-cell table:style-name="ce752" table:formula="of:=IF([.D96]&lt;[.D97];VLOOKUP([.O4];[.$B$3:.$N$32];13);VLOOKUP([.O3];[.$B$3:.$N$32];13))" office:value-type="string" office:string-value="7/5" calcext:value-type="string">
            <text:p>7/5</text:p>
          </table:table-cell>
          <table:table-cell table:style-name="ce752" table:formula="of:=MAX([.D96:.D97])" office:value-type="float" office:value="1.4" calcext:value-type="float">
            <text:p>1,4</text:p>
          </table:table-cell>
          <table:table-cell table:number-columns-repeated="1018"/>
        </table:table-row>
        <table:table-row table:style-name="ro8">
          <table:table-cell table:style-name="ce595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95"/>
          <table:covered-table-cell table:style-name="ce803"/>
          <table:covered-table-cell table:number-columns-repeated="3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5/4" calcext:value-type="string" table:number-columns-spanned="2" table:number-rows-spanned="1">
            <text:p>5/4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5" calcext:value-type="string" table:number-columns-spanned="2" table:number-rows-spanned="1">
            <text:p>7/5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95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2" table:formula="of:=COM.MICROSOFT.CONCAT(&quot;Signe de &quot;;[.G96])" office:value-type="string" office:string-value="Signe de (5x-7)" calcext:value-type="string">
            <text:p>Signe de (5x-7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2" table:formula="of:=COM.MICROSOFT.CONCAT(&quot;Signe de &quot;;[.H96])" office:value-type="string" office:string-value="Signe de (-4x+5)" calcext:value-type="string">
            <text:p>Signe de (-4x+5)</text:p>
          </table:table-cell>
          <table:table-cell table:style-name="ce741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651"/>
          <table:table-cell table:style-name="ce788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2" table:formula="of:=COM.MICROSOFT.CONCAT(&quot;Signe de &quot;;[.G96];[.H96])" office:value-type="string" office:string-value="Signe de (5x-7)(-4x+5)" calcext:value-type="string">
            <text:p>Signe de (5x-7)(-4x+5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6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62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 table:number-columns-repeated="14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G96];[.H96];&quot; = 0&quot;)" office:value-type="string" office:string-value="(5x-7)(-4x+5) = 0" calcext:value-type="string" table:number-columns-spanned="4" table:number-rows-spanned="1">
            <text:p>(5x-7)(-4x+5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1.25" calcext:value-type="float">
            <text:p><text:s/>5/4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1.4" calcext:value-type="float">
            <text:p><text:s/>7/5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 table:style-name="ce590"/>
          <table:table-cell table:number-columns-repeated="1007"/>
          <table:table-cell table:style-name="ce595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09]=1;&quot;≥&quot;;IF([.F109]=2;&quot;&gt;&quot;;IF([.F109]=3;&quot;≤&quot;;&quot;&lt;&quot;)))" office:value-type="string" office:string-value="&gt;" calcext:value-type="string">
            <text:p>&gt;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1" calcext:value-type="float">
            <text:p>1</text:p>
          </table:table-cell>
          <table:table-cell table:style-name="ce768" table:formula="of:=COUNTIF([.B103:.H103];&quot;-&quot;)" office:value-type="float" office:value="2" calcext:value-type="float">
            <text:p>2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5x-7)(-4x+5) &gt; 0" calcext:value-type="string" table:number-columns-spanned="5" table:number-rows-spanned="1">
            <text:p>(5x-7)(-4x+5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109]=2;[.F109]=4;[.H109]=2);&quot;]&quot;;&quot;[&quot;)" office:value-type="string" office:string-value="]" calcext:value-type="string">
            <text:p>]</text:p>
          </table:table-cell>
          <table:table-cell table:style-name="ce626" table:formula="of:=IF([.H109]=2;&quot;-infini&quot;;[.F96])" office:value-type="float" office:value="1.25" calcext:value-type="float">
            <text:p>1,25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1.4" calcext:value-type="float">
            <text:p>1,4</text:p>
          </table:table-cell>
          <table:table-cell table:style-name="ce731" table:formula="of:=IF(OR([.F109]=2;[.F109]=4);&quot;[&quot;;&quot;]&quot;)" office:value-type="string" office:string-value="[" calcext:value-type="string">
            <text:p>[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626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626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5/4" calcext:value-type="string">
            <text:p>5/4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1.4" calcext:value-type="float">
            <text:p><text:s/>7/5 </text:p>
          </table:table-cell>
          <table:table-cell table:style-name="ce736" table:formula="of:=[.F114]" office:value-type="string" office:string-value="[" calcext:value-type="string">
            <text:p>[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5x-7)(-4x+5) = 0" calcext:value-type="string">
            <text:p>(5x-7)(-4x+5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5x-7)(-4x+5) &gt; 0" calcext:value-type="string">
            <text:p>(5x-7)(-4x+5) &gt;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50"/>
          <table:covered-table-cell table:style-name="ce606"/>
          <table:covered-table-cell table:style-name="ce678"/>
          <table:covered-table-cell table:number-columns-repeated="2" table:style-name="ce606"/>
          <table:covered-table-cell table:style-name="ce678"/>
          <table:covered-table-cell table:style-name="ce720"/>
          <table:covered-table-cell table:number-columns-repeated="5" table:style-name="ce678"/>
          <table:covered-table-cell table:style-name="ce836"/>
          <table:covered-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752" table:formula="of:=VLOOKUP([.$O$5];[.$B$3:.$N$32];13)" office:value-type="string" office:string-value="7/10" calcext:value-type="string">
            <text:p>7/10</text:p>
          </table:table-cell>
          <table:table-cell table:style-name="ce752" table:formula="of:=VLOOKUP([.$O$5];[.$B$3:.$N$32];10)" office:value-type="float" office:value="0.7" calcext:value-type="float">
            <text:p>0,7</text:p>
          </table:table-cell>
          <table:table-cell table:style-name="ce752" table:formula="of:=IF([.D124]&lt;[.D125];VLOOKUP([.$O$5];[.$B$3:.$N$32];13);VLOOKUP([.$O$6];[.$B$3:.$N$32];13))" office:value-type="string" office:string-value="1/2" calcext:value-type="string">
            <text:p>1/2</text:p>
          </table:table-cell>
          <table:table-cell table:style-name="ce752" table:formula="of:=MIN([.D124:.D125])" office:value-type="float" office:value="0.5" calcext:value-type="float">
            <text:p>0,5</text:p>
          </table:table-cell>
          <table:table-cell table:style-name="ce747" table:formula="of:=VLOOKUP([.O5];[.$B$3:.$N$32];4)" office:value-type="string" office:string-value="(-10x+7)" calcext:value-type="string">
            <text:p>(-10x+7)</text:p>
          </table:table-cell>
          <table:table-cell table:style-name="ce786" table:formula="of:=VLOOKUP([.O6];[.$B$3:.$N$32];4)" office:value-type="string" office:string-value="(-2x+1)" calcext:value-type="string">
            <text:p>(-2x+1)</text:p>
          </table:table-cell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752" table:formula="of:=VLOOKUP([.$O$6];[.$B$3:.$N$32];13)" office:value-type="string" office:string-value="1/2" calcext:value-type="string">
            <text:p>1/2</text:p>
          </table:table-cell>
          <table:table-cell table:style-name="ce752" table:formula="of:=VLOOKUP([.$O$6];[.$B$3:.$N$32];10)" office:value-type="float" office:value="0.5" calcext:value-type="float">
            <text:p>0,5</text:p>
          </table:table-cell>
          <table:table-cell table:style-name="ce752" table:formula="of:=IF([.D124]&lt;[.D125];VLOOKUP([.$O$6];[.$B$3:.$N$32];13);VLOOKUP([.$O$5];[.$B$3:.$N$32];13))" office:value-type="string" office:string-value="7/10" calcext:value-type="string">
            <text:p>7/10</text:p>
          </table:table-cell>
          <table:table-cell table:style-name="ce752" table:formula="of:=MAX([.D124:.D125])" office:value-type="float" office:value="0.7" calcext:value-type="float">
            <text:p>0,7</text:p>
          </table:table-cell>
          <table:table-cell table:style-name="ce776" table:number-columns-repeated="2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603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1/2" calcext:value-type="string" table:number-columns-spanned="2" table:number-rows-spanned="1">
            <text:p>1/2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7/10" calcext:value-type="string" table:number-columns-spanned="2" table:number-rows-spanned="1">
            <text:p>7/10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-10x+7)" calcext:value-type="string">
            <text:p>Signe de (-10x+7)</text:p>
          </table:table-cell>
          <table:table-cell table:style-name="ce743" table:formula="of:=IF(SIGN(VLOOKUP([.O5];[.$B$3:.$N$32];2)*([.F124]-1)+VLOOKUP([.O5];[.$B$3:.$N$32];3))=1;&quot;+&quot;;&quot;-&quot;)" office:value-type="string" office:string-value="+" calcext:value-type="string">
            <text:p>+</text:p>
          </table:table-cell>
          <table:table-cell table:style-name="ce651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651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VLOOKUP([.O5];[.$B$3:.$N$32];2)*([.F125]+1)+VLOOKUP([.O5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-2x+1)" calcext:value-type="string">
            <text:p>Signe de (-2x+1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651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651" table:formula="of:=IF([.E125]=[.C125];0;&quot;&quot;)" table:number-columns-spanned="2" table:number-rows-spanned="1">
            <text:p/>
          </table:table-cell>
          <table:covered-table-cell table:style-name="ce651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-10x+7) / (-2x+1)" calcext:value-type="string">
            <text:p>Signe de (-10x+7) / (-2x+1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+" calcext:value-type="string">
            <text:p>+</text:p>
          </table:table-cell>
          <table:table-cell table:style-name="ce626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626" table:formula="of:=IF(OR(AND([.E129]=&quot;-&quot;;[.E130]=&quot;-&quot;);AND([.E129]=&quot;+&quot;;[.E130]=&quot;+&quot;));&quot;+&quot;;&quot;-&quot;)" office:value-type="string" office:string-value="-" calcext:value-type="string">
            <text:p>-</text:p>
          </table:table-cell>
          <table:table-cell table:style-name="ce626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G124];&quot; / &quot;;[.H124];&quot; = 0&quot;)" office:value-type="string" office:string-value="(-10x+7) / (-2x+1) = 0" calcext:value-type="string" table:number-columns-spanned="4" table:number-rows-spanned="1">
            <text:p>(-10x+7) / (-2x+1) = 0</text:p>
          </table:table-cell>
          <table:covered-table-cell table:number-columns-repeated="3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7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0.7" calcext:value-type="float">
            <text:p><text:s/>7/10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8">SI(OU(ET(</text:span><text:span text:style-name="T19">F137</text:span><text:span text:style-name="T18">&lt;=2;</text:span><text:span text:style-name="T20">F139</text:span><text:span text:style-name="T18">=2);ET(</text:span><text:span text:style-name="T19">F137</text:span><text:span text:style-name="T18">&gt;2;</text:span><text:span text:style-name="T20">F139</text:span><text:span text:style-name="T18">=2));2;1)</text:span></text:p>
          </table:table-cell>
          <table:table-cell table:style-name="ce795" table:number-columns-repeated="3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37]=1;&quot;≥&quot;;IF([.F137]=2;&quot;&gt;&quot;;IF([.F137]=3;&quot;≤&quot;;&quot;&lt;&quot;)))" office:value-type="string" office:string-value="&gt;" calcext:value-type="string">
            <text:p>&g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2" calcext:value-type="float">
            <text:p>2</text:p>
          </table:table-cell>
          <table:table-cell table:style-name="ce768" table:formula="of:=COUNTIF([.B131:.H131];&quot;-&quot;)" office:value-type="float" office:value="1" calcext:value-type="float">
            <text:p>1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-10x+7) / (-2x+1) &gt; 0" calcext:value-type="string" table:number-columns-spanned="5" table:number-rows-spanned="1">
            <text:p>(-10x+7) / (-2x+1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26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5" calcext:value-type="float">
            <text:p>0,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26" table:formula="of:=IF([.H137]=1;&quot;&quot;;[.F128])" office:value-type="string" office:string-value="7/10" calcext:value-type="string">
            <text:p>7/10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26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5" calcext:value-type="float">
            <text:p><text:s/>1/2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7/10" calcext:value-type="string">
            <text:p>7/10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-10x+7) / (-2x+1) = 0" calcext:value-type="string">
            <text:p>(-10x+7) / (-2x+1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-10x+7) / (-2x+1) &gt; 0" calcext:value-type="string">
            <text:p>(-10x+7) / (-2x+1) &g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9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50"/>
          <table:covered-table-cell table:style-name="ce606"/>
          <table:covered-table-cell table:style-name="ce678"/>
          <table:covered-table-cell table:number-columns-repeated="2" table:style-name="ce606"/>
          <table:covered-table-cell table:style-name="ce678"/>
          <table:covered-table-cell table:style-name="ce720"/>
          <table:covered-table-cell table:number-columns-repeated="5" table:style-name="ce678"/>
          <table:covered-table-cell table:style-name="ce836"/>
          <table:covered-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6"/>
          <table:table-cell table:style-name="ce650"/>
          <table:table-cell table:style-name="ce606"/>
          <table:table-cell table:style-name="ce678"/>
          <table:table-cell table:style-name="ce606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2/9" calcext:value-type="string">
            <text:p>2/9</text:p>
          </table:table-cell>
          <table:table-cell table:style-name="ce758" table:formula="of:=VLOOKUP([.O7];[.$B$3:.$N$32];10)" office:value-type="float" office:value="0.222222222222222" calcext:value-type="float">
            <text:p>0,222222222222222</text:p>
          </table:table-cell>
          <table:table-cell table:style-name="ce764" table:formula="of:=IF([.B152]=3;[.D152];IF([.B153]=3;[.D153];IF([.B154]=3;[.D154])))" office:value-type="float" office:value="-1.33333333333333" calcext:value-type="float">
            <text:p>- 4/3 </text:p>
          </table:table-cell>
          <table:table-cell table:style-name="ce758" table:formula="of:=IF([.B152]=3;[.D152];IF([.B153]=3;[.D153];IF([.B154]=3;[.D154])))" office:value-type="float" office:value="-1.33333333333333" calcext:value-type="float">
            <text:p>-1,33333333333333</text:p>
          </table:table-cell>
          <table:table-cell table:style-name="ce777" table:formula="of:=VLOOKUP([.O7];[.$B$3:.$N$32];2)" office:value-type="float" office:value="9" calcext:value-type="float">
            <text:p>9</text:p>
          </table:table-cell>
          <table:table-cell table:style-name="ce777" table:formula="of:=VLOOKUP([.O7];[.$B$3:.$N$32];3)" office:value-type="float" office:value="-2" calcext:value-type="float">
            <text:p>-2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9x-2)" calcext:value-type="string">
            <text:p>(9x-2)</text:p>
          </table:table-cell>
          <table:table-cell table:style-name="ce786" table:formula="of:=VLOOKUP([.O8];[.$B$3:.$N$32];4)" office:value-type="string" office:string-value="(3x+4)" calcext:value-type="string">
            <text:p>(3x+4)</text:p>
          </table:table-cell>
          <table:table-cell table:style-name="ce786" table:formula="of:=VLOOKUP([.O9];[.$B$3:.$N$32];4)" office:value-type="string" office:string-value="(7x+2)" calcext:value-type="string">
            <text:p>(7x+2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3" calcext:value-type="float">
            <text:p>3</text:p>
          </table:table-cell>
          <table:table-cell table:style-name="ce758" table:formula="of:=VLOOKUP([.O8];[.$B$3:.$N$32];13)" office:value-type="string" office:string-value="-4/3" calcext:value-type="string">
            <text:p>-4/3</text:p>
          </table:table-cell>
          <table:table-cell table:style-name="ce758" table:formula="of:=VLOOKUP([.O8];[.$B$3:.$N$32];10)" office:value-type="float" office:value="-1.33333333333333" calcext:value-type="float">
            <text:p>-1,33333333333333</text:p>
          </table:table-cell>
          <table:table-cell table:style-name="ce764" table:formula="of:=IF([.B152]=2;[.D152];IF([.B153]=2;[.D153];IF([.B154]=2;[.D154])))" office:value-type="float" office:value="-0.285714285714286" calcext:value-type="float">
            <text:p>- 2/7 </text:p>
          </table:table-cell>
          <table:table-cell table:style-name="ce758" table:formula="of:=IF([.B152]=2;[.D152];IF([.B153]=2;[.D153];IF([.B154]=2;[.D154])))" office:value-type="float" office:value="-0.285714285714286" calcext:value-type="float">
            <text:p>-0,285714285714286</text:p>
          </table:table-cell>
          <table:table-cell table:style-name="ce777" table:formula="of:=VLOOKUP([.O8];[.$B$3:.$N$32];2)" office:value-type="float" office:value="3" calcext:value-type="float">
            <text:p>3</text:p>
          </table:table-cell>
          <table:table-cell table:style-name="ce777" table:formula="of:=VLOOKUP([.O8];[.$B$3:.$N$32];3)" office:value-type="float" office:value="4" calcext:value-type="float">
            <text:p>4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2" calcext:value-type="float">
            <text:p>2</text:p>
          </table:table-cell>
          <table:table-cell table:style-name="ce758" table:formula="of:=VLOOKUP([.O9];[.$B$3:.$N$32];13)" office:value-type="string" office:string-value="-2/7" calcext:value-type="string">
            <text:p>-2/7</text:p>
          </table:table-cell>
          <table:table-cell table:style-name="ce758" table:formula="of:=VLOOKUP([.O9];[.$B$3:.$N$32];10)" office:value-type="float" office:value="-0.285714285714286" calcext:value-type="float">
            <text:p>-0,285714285714286</text:p>
          </table:table-cell>
          <table:table-cell table:style-name="ce764" table:formula="of:=IF([.B152]=1;[.D152];IF([.B153]=1;[.D153];IF([.B154]=1;[.D154])))" office:value-type="float" office:value="0.222222222222222" calcext:value-type="float">
            <text:p><text:s/>2/9 </text:p>
          </table:table-cell>
          <table:table-cell table:style-name="ce758" table:formula="of:=IF([.B152]=1;[.D152];IF([.B153]=1;[.D153];IF([.B154]=1;[.D154])))" office:value-type="float" office:value="0.222222222222222" calcext:value-type="float">
            <text:p>0,222222222222222</text:p>
          </table:table-cell>
          <table:table-cell table:style-name="ce758" table:formula="of:=VLOOKUP([.O9];[.$B$3:.$N$32];2)" office:value-type="float" office:value="7" calcext:value-type="float">
            <text:p>7</text:p>
          </table:table-cell>
          <table:table-cell table:style-name="ce777" table:formula="of:=VLOOKUP([.O9];[.$B$3:.$N$32];3)" office:value-type="float" office:value="2" calcext:value-type="float">
            <text:p>2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3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1.33333333333333" calcext:value-type="float" table:number-columns-spanned="2" table:number-rows-spanned="1">
            <text:p>- 4/3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285714285714286" calcext:value-type="float" table:number-columns-spanned="2" table:number-rows-spanned="1">
            <text:p>- 2/7 </text:p>
          </table:table-cell>
          <table:covered-table-cell table:style-name="ce651"/>
          <table:table-cell table:style-name="ce651"/>
          <table:table-cell table:style-name="ce753" table:formula="of:=[.F154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9x-2)" calcext:value-type="string">
            <text:p>Signe de (9x-2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3x+4)" calcext:value-type="string">
            <text:p>Signe de (3x+4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3]*AVERAGE([.F152];[.F153])+[.H153])=1;&quot;+&quot;;&quot;-&quot;)" office:value-type="string" office:string-value="+" calcext:value-type="string">
            <text:p>+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7x+2)" calcext:value-type="string">
            <text:p>Signe de (7x+2)</text:p>
          </table:table-cell>
          <table:table-cell table:style-name="ce743" table:formula="of:=IF(SIGN([.G154]*([.F152]-1)+[.H154])=1;&quot;+&quot;;&quot;-&quot;)" office:value-type="string" office:string-value="-" calcext:value-type="string">
            <text:p>-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4]*([.F154]+1)+[.H154])=1;&quot;+&quot;;&quot;-&quot;)" office:value-type="string" office:string-value="+" calcext:value-type="string">
            <text:p>+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9x-2)(3x+4)(7x+2)" calcext:value-type="string">
            <text:p>Signe de (9x-2)(3x+4)(7x+2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COM.MICROSOFT.CONCAT([.J152];[.K152];[.L152];&quot; = 0&quot;)" office:value-type="string" office:string-value="(9x-2)(3x+4)(7x+2) = 0" calcext:value-type="string" table:number-columns-spanned="6" table:number-rows-spanned="1">
            <text:p>(9x-2)(3x+4)(7x+2) = 0</text:p>
          </table:table-cell>
          <table:covered-table-cell table:number-columns-repeated="5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1.33333333333333" calcext:value-type="float">
            <text:p>- 4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0.222222222222222" calcext:value-type="float">
            <text:p><text:s/>2/9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66]=1;&quot;≥&quot;;IF([.F166]=2;&quot;&gt;&quot;;IF([.F166]=3;&quot;≤&quot;;&quot;&lt;&quot;)))" office:value-type="string" office:string-value="&gt;" calcext:value-type="string">
            <text:p>&g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9x-2)(3x+4)(7x+2) &gt; 0" calcext:value-type="string" table:number-columns-spanned="5" table:number-rows-spanned="1">
            <text:p>(9x-2)(3x+4)(7x+2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26" table:formula="of:=IF([.B160]=[.F167];&quot;-infini&quot;;[.F152])" office:value-type="float" office:value="-1.33333333333333" calcext:value-type="float">
            <text:p>-1,33333333333333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285714285714286" calcext:value-type="float">
            <text:p>-0,285714285714286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626" table:formula="of:=IF([.H160]=[.F167];[.F153];[.F154])" office:value-type="float" office:value="0.222222222222222" calcext:value-type="float">
            <text:p>0,222222222222222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26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1.33333333333333" calcext:value-type="float">
            <text:p>- 4/3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285714285714286" calcext:value-type="float">
            <text:p>- 2/7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0.222222222222222" calcext:value-type="float">
            <text:p><text:s/>2/9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9x-2)(3x+4)(7x+2) = 0" calcext:value-type="string">
            <text:p>(9x-2)(3x+4)(7x+2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99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9x-2)(3x+4)(7x+2) &gt; 0" calcext:value-type="string">
            <text:p>(9x-2)(3x+4)(7x+2) &g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95"/>
          <table:table-cell table:style-name="ce595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95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3/8" calcext:value-type="string">
            <text:p>3/8</text:p>
          </table:table-cell>
          <table:table-cell table:style-name="ce758" table:formula="of:=VLOOKUP([.O10];[.$B$3:.$N$32];10)" office:value-type="float" office:value="0.375" calcext:value-type="float">
            <text:p>0,375</text:p>
          </table:table-cell>
          <table:table-cell table:style-name="ce764" table:formula="of:=IF([.B181]=3;[.D181];IF([.B182]=3;[.D182];IF([.B183]=3;[.D183])))" office:value-type="float" office:value="-0.8" calcext:value-type="float">
            <text:p>- 4/5 </text:p>
          </table:table-cell>
          <table:table-cell table:style-name="ce758" table:formula="of:=IF([.B181]=3;[.D181];IF([.B182]=3;[.D182];IF([.B183]=3;[.D183])))" office:value-type="float" office:value="-0.8" calcext:value-type="float">
            <text:p>-0,8</text:p>
          </table:table-cell>
          <table:table-cell table:style-name="ce777" table:formula="of:=VLOOKUP([.O10];[.$B$3:.$N$32];2)" office:value-type="float" office:value="-8" calcext:value-type="float">
            <text:p>-8</text:p>
          </table:table-cell>
          <table:table-cell table:style-name="ce777" table:formula="of:=VLOOKUP([.O10];[.$B$3:.$N$32];3)" office:value-type="float" office:value="3" calcext:value-type="float">
            <text:p>3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8x+3)" calcext:value-type="string">
            <text:p>(-8x+3)</text:p>
          </table:table-cell>
          <table:table-cell table:style-name="ce786" table:formula="of:=VLOOKUP([.O11];[.$B$3:.$N$32];4)" office:value-type="string" office:string-value="(-5x-4)" calcext:value-type="string">
            <text:p>(-5x-4)</text:p>
          </table:table-cell>
          <table:table-cell table:style-name="ce786" table:formula="of:=VLOOKUP([.O12];[.$B$3:.$N$32];4)" office:value-type="string" office:string-value="(-6x+7)" calcext:value-type="string">
            <text:p>(-6x+7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2" calcext:value-type="float">
            <text:p>2</text:p>
          </table:table-cell>
          <table:table-cell table:style-name="ce722" table:formula="of:=RANK([.D182];[.$D$181:.$D$183])" office:value-type="float" office:value="3" calcext:value-type="float">
            <text:p>3</text:p>
          </table:table-cell>
          <table:table-cell table:style-name="ce758" table:formula="of:=VLOOKUP([.O11];[.$B$3:.$N$32];13)" office:value-type="string" office:string-value="-4/5" calcext:value-type="string">
            <text:p>-4/5</text:p>
          </table:table-cell>
          <table:table-cell table:style-name="ce758" table:formula="of:=VLOOKUP([.O11];[.$B$3:.$N$32];10)" office:value-type="float" office:value="-0.8" calcext:value-type="float">
            <text:p>-0,8</text:p>
          </table:table-cell>
          <table:table-cell table:style-name="ce764" table:formula="of:=IF([.B181]=2;[.D181];IF([.B182]=2;[.D182];IF([.B183]=2;[.D183])))" office:value-type="float" office:value="0.375" calcext:value-type="float">
            <text:p><text:s/>3/8 </text:p>
          </table:table-cell>
          <table:table-cell table:style-name="ce758" table:formula="of:=IF([.B181]=2;[.D181];IF([.B182]=2;[.D182];IF([.B183]=2;[.D183])))" office:value-type="float" office:value="0.375" calcext:value-type="float">
            <text:p>0,375</text:p>
          </table:table-cell>
          <table:table-cell table:style-name="ce777" table:formula="of:=VLOOKUP([.O11];[.$B$3:.$N$32];2)" office:value-type="float" office:value="-5" calcext:value-type="float">
            <text:p>-5</text:p>
          </table:table-cell>
          <table:table-cell table:style-name="ce777" table:formula="of:=VLOOKUP([.O11];[.$B$3:.$N$32];3)" office:value-type="float" office:value="-4" calcext:value-type="float">
            <text:p>-4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1" calcext:value-type="float">
            <text:p>1</text:p>
          </table:table-cell>
          <table:table-cell table:style-name="ce758" table:formula="of:=VLOOKUP([.O12];[.$B$3:.$N$32];13)" office:value-type="string" office:string-value="7/6" calcext:value-type="string">
            <text:p>7/6</text:p>
          </table:table-cell>
          <table:table-cell table:style-name="ce758" table:formula="of:=VLOOKUP([.O12];[.$B$3:.$N$32];10)" office:value-type="float" office:value="1.16666666666667" calcext:value-type="float">
            <text:p>1,16666666666667</text:p>
          </table:table-cell>
          <table:table-cell table:style-name="ce764" table:formula="of:=IF([.B181]=1;[.D181];IF([.B182]=1;[.D182];IF([.B183]=1;[.D183])))" office:value-type="float" office:value="1.16666666666667" calcext:value-type="float">
            <text:p><text:s/>7/6 </text:p>
          </table:table-cell>
          <table:table-cell table:style-name="ce758" table:formula="of:=IF([.B181]=1;[.D181];IF([.B182]=1;[.D182];IF([.B183]=1;[.D183])))" office:value-type="float" office:value="1.16666666666667" calcext:value-type="float">
            <text:p>1,16666666666667</text:p>
          </table:table-cell>
          <table:table-cell table:style-name="ce758" table:formula="of:=VLOOKUP([.O12];[.$B$3:.$N$32];2)" office:value-type="float" office:value="-6" calcext:value-type="float">
            <text:p>-6</text:p>
          </table:table-cell>
          <table:table-cell table:style-name="ce777" table:formula="of:=VLOOKUP([.O12];[.$B$3:.$N$32];3)" office:value-type="float" office:value="7" calcext:value-type="float">
            <text:p>7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3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8" calcext:value-type="float" table:number-columns-spanned="2" table:number-rows-spanned="1">
            <text:p>- 4/5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375" calcext:value-type="float" table:number-columns-spanned="2" table:number-rows-spanned="1">
            <text:p><text:s/>3/8 </text:p>
          </table:table-cell>
          <table:covered-table-cell table:style-name="ce651"/>
          <table:table-cell table:style-name="ce651"/>
          <table:table-cell table:style-name="ce753" table:formula="of:=[.F183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-8x+3)" calcext:value-type="string">
            <text:p>Signe de (-8x+3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-5x-4)" calcext:value-type="string">
            <text:p>Signe de (-5x-4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-6x+7)" calcext:value-type="string">
            <text:p>Signe de (-6x+7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-8x+3)(-5x-4)(-6x+7)]" calcext:value-type="string">
            <text:p>Signe de 1 / [(-8x+3)(-5x-4)(-6x+7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99" office:value-type="string" calcext:value-type="string" table:number-columns-spanned="2" table:number-rows-spanned="1">
            <text:p>Ensemble solution de l’équation :</text:p>
          </table:table-cell>
          <table:covered-table-cell table:style-name="ce595"/>
          <table:table-cell table:style-name="ce663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-8x+3)(-5x-4)(-6x+7)] = 0" calcext:value-type="string" table:number-columns-spanned="6" table:number-rows-spanned="1">
            <text:p>1 / [(-8x+3)(-5x-4)(-6x+7)] = 0</text:p>
          </table:table-cell>
          <table:covered-table-cell table:number-columns-repeated="5" table:style-name="ce595"/>
          <table:table-cell table:style-name="ce771" office:value-type="string" calcext:value-type="string">
            <text:p>Pts</text:p>
          </table:table-cell>
          <table:table-cell table:style-name="ce5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/>
          <table:table-cell table:style-name="ce731"/>
          <table:table-cell table:style-name="ce722" table:formula="of:=5-COUNTBLANK([.B192:.F192])" office:value-type="float" office:value="1" calcext:value-type="float">
            <text:p>1</text:p>
          </table:table-cell>
          <table:table-cell table:style-name="ce795" table:number-columns-repeated="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 table:number-columns-repeated="4"/>
          <table:table-cell table:style-name="ce755"/>
          <table:table-cell table:style-name="ce595"/>
          <table:table-cell table:style-name="ce755"/>
          <table:table-cell table:style-name="ce772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62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3" office:value-type="string" calcext:value-type="string" table:number-columns-spanned="2" table:number-rows-spanned="1">
            <text:p>Choix inéqua</text:p>
          </table:table-cell>
          <table:covered-table-cell table:style-name="ce62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5"/>
          <table:table-cell table:style-name="ce795" table:number-columns-repeated="4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5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95]=1;&quot;≥&quot;;IF([.F195]=2;&quot;&gt;&quot;;IF([.F195]=3;&quot;≤&quot;;&quot;&lt;&quot;)))" office:value-type="string" office:string-value="≤" calcext:value-type="string">
            <text:p>≤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-" calcext:value-type="string">
            <text:p>-</text:p>
          </table:table-cell>
          <table:table-cell table:style-name="ce767" table:formula="of:=IF([.F196]=&quot;-&quot;;&quot;+&quot;;&quot;-&quot;)" office:value-type="string" office:string-value="+" calcext:value-type="string">
            <text:p>+</text:p>
          </table:table-cell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8"/>
          <table:table-cell table:style-name="ce795"/>
          <table:table-cell table:style-name="ce795" office:value-type="string" calcext:value-type="string">
            <text:p><text:span text:style-name="T18">CONCAT(</text:span><text:span text:style-name="T19">J181</text:span><text:span text:style-name="T18">;</text:span><text:span text:style-name="T20">K181</text:span><text:span text:style-name="T18">;</text:span><text:span text:style-name="T21">L181</text:span><text:span text:style-name="T18">;" ";</text:span><text:span text:style-name="T22">G195</text:span><text:span text:style-name="T18">;" 0")</text:span></text:p>
          </table:table-cell>
          <table:table-cell table:style-name="ce795" table:number-columns-repeated="4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599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-8x+3)(-5x-4)(-6x+7)] ≤ 0" calcext:value-type="string" table:number-columns-spanned="5" table:number-rows-spanned="1">
            <text:p>1 / [(-8x+3)(-5x-4)(-6x+7)]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5" table:number-columns-repeated="2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6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26" table:formula="of:=IF([.B189]=[.F196];&quot;-infini&quot;;[.F181])" office:value-type="float" office:value="-0.8" calcext:value-type="float">
            <text:p>-0,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375" calcext:value-type="float">
            <text:p>0,37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26" table:formula="of:=IF([.H189]=[.F196];[.F182];[.F183])" office:value-type="float" office:value="1.16666666666667" calcext:value-type="float">
            <text:p>1,16666666666667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26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0.8" calcext:value-type="float">
            <text:p>- 4/5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375" calcext:value-type="float">
            <text:p><text:s/>3/8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1.16666666666667" calcext:value-type="float">
            <text:p><text:s/>7/6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5" table:number-columns-repeated="6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603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3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1 / [(-8x+3)(-5x-4)(-6x+7)] = 0" calcext:value-type="string">
            <text:p>1 / [(-8x+3)(-5x-4)(-6x+7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699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1 / [(-8x+3)(-5x-4)(-6x+7)] ≤ 0" calcext:value-type="string">
            <text:p>1 / [(-8x+3)(-5x-4)(-6x+7)] ≤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95"/>
          <table:table-cell table:style-name="ce800"/>
          <table:table-cell table:style-name="ce595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09:18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8-30T05:09:43.621000000</dc:date>
    <meta:editing-duration>P1DT20H24M</meta:editing-duration>
    <meta:editing-cycles>584</meta:editing-cycles>
    <meta:generator>LibreOffice/6.1.6.3$Windows_X86_64 LibreOffice_project/5896ab1714085361c45cf540f76f60673dd96a72</meta:generator>
    <meta:document-statistic meta:table-count="8" meta:cell-count="2054" meta:object-count="55"/>
  </office:meta>
</office:document-meta>
</file>